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585858" fo:font-size="11pt" fo:language="en" fo:country="none" fo:font-weight="bold" style:font-size-asian="11pt" style:font-weight-asian="bold" style:font-size-complex="11pt" style:font-weight-complex="bold"/>
    </style:style>
    <style:style style:name="P2" style:family="paragraph" style:parent-style-name="Standard" style:list-style-name="">
      <style:paragraph-properties fo:margin-top="0in" fo:margin-bottom="0.139in" fo:line-height="115%"/>
    </style:style>
    <style:style style:name="P3" style:family="paragraph" style:parent-style-name="Standard" style:list-style-name="" style:master-page-name="Standard">
      <style:paragraph-properties fo:margin-top="0in" fo:margin-bottom="0.139in" fo:line-height="115%" style:page-number="auto"/>
      <style:text-properties fo:color="#585858" fo:font-size="11pt" fo:language="en" fo:country="none" fo:font-weight="bold" style:font-size-asian="11pt" style:font-weight-asian="bold" style:font-size-complex="11pt" style:font-weight-complex="bold"/>
    </style:style>
    <style:style style:name="T1" style:family="text">
      <style:text-properties fo:color="#585858" fo:font-size="11pt" fo:language="en" fo:country="none" fo:font-weight="bold" style:font-size-asian="11pt" style:font-weight-asian="bold" style:font-size-complex="11pt" style:font-weight-complex="bold"/>
    </style:style>
    <style:style style:name="T2" style:family="text">
      <style:text-properties fo:color="#585858" fo:font-size="11pt" fo:language="en" fo:country="none"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M3 - I DON'T KNOW, I GUESS I FUCKED UP AGAIN.</text:p>
      <text:p text:style-name="P1">I CAN'T SEEM TO DO ANYTHING RIGHT IN HER EYES ANYMORE.</text:p>
      <text:p text:style-name="P1">I MEAN NOSE.</text:p>
      <text:p text:style-name="P1">WELL I WOULD, BUT SHE'S PROBABLY BURROWED FUCK DEEP IN THIS LAB BY NOW. I'M SURE SHE'S BUSY SCOOTING UP AND DOWN STAIRS AND SHOOSHING THROUGH POINTLESS CORRIDORS, AND OPENING CHESTS CONTAINING LIKE THREE BOONDOLLARS AND HIDEOUS PAINTINGS OF ENORMOUS NAKED BARNYARD MONSTERS.</text:p>
      <text:p text:style-name="P1">WHAT IS WITH ALL THE CHESTS ANYWAY? AND WHY DO WE KEEP SQUIRRELING OUR USELESS SHIT AWAY IN THEM? I REALLY SHOULD HAVE WRITTEN A MEMO ABOUT THIS. LIKE, THE RULES OF CHESTIQUETTE.</text:p>
      <text:p text:style-name="P1">SQUIRREL IS THE HUMAN WORD FOR NUT CREATURE</text:p>
      <text:p text:style-name="P1">WHATEVER</text:p>
      <text:p text:style-name="P1">ANYWAY I CAN'T LEAVE, IF YOU HAVEN'T NOTICED THE TEAM HAS BEEN FALLING APART SINCE ARADIA EXPLODED FOR NO REASON, AND THEREFORE PRESUMABLY DIED FOREVER.</text:p>
      <text:p text:style-name="P1">SERIOUSLY, WHERE THE HELL IS EVERYBODY? WHERE'S GAMZEE?? SHIT ISN'T RIGHT</text:p>
      <text:p text:style-name="P1">I'VE GOT TO STAY PUT HERE AND KEEP IT TOGETHER.</text:p>
      <text:p text:style-name="P1">NO THAT'S FINE, THANKS.</text:p>
      <text:p text:style-name="P1">WAIT</text:p>
      <text:p text:style-name="P1">YOU'RE GOING SOMEWHERE?</text:p>
      <text:p text:style-name="P1">KM4 - WHOA WHAT THE FUCK???</text:p>
      <text:p text:style-name="P1">I MEAN, THAT'S GREAT IF THAT'S WHAT YOU WANT TO DO WITH IT. BUT YOU CAN'T GO, I NEED YOU HERE. LOOK AROUND, SHIT IS MAYHEM.</text:p>
      <text:p text:style-name="P1">OKAY FINE.</text:p>
      <text:p text:style-name="P1">IN THAT CASE</text:p>
      <text:p text:style-name="P1">GOOD LUCK, HOPE IT WORKS.</text:p>
      <text:p text:style-name="P1">KM5 - YEAH</text:p>
      <text:p text:style-name="P1">NICE ONE, I'M LAUGHING UP A FUCKING STORM.</text:p>
      <text:p text:style-name="P1">DON'T EVEN GET ME STARTED ON THE PASSWORD BULLSHIT.</text:p>
      <text:p text:style-name="P1"><text:soft-page-break/>SO, OK, FUTURE JADE GIVES ME SOME REALLY MYSTERIOUS THING TO TELL PAST JADE, TO MAKRE SURE SHE DOES SOMETHING SHE NEEDS TO DO WITHOUT EXPLICITLY GIVING HERSELF THE IDEA FROM THE FUTURE.</text:p>
      <text:p text:style-name="P1">WHICH IS DUMB, BUT OK I GO ALONG WITH IT SO SHE DOESN'T FLIP THE FUCK OUT AT ME. AND THEN I GET BACK TO HER IN THE FUTURE TO SAY I DID IT.</text:p>
      <text:p text:style-name="P1">AND WHAT AM I GREETED WITH? PASSWORD.</text:p>
      <text:p text:style-name="P1">PASSWORD PASSWORD PASSWORD PASSWORD PASSWORD PASSWORD. PASSWORD YOU NUBBY GRUMPY SACK OF UGLY FUCK. I WANT A PASSWORD RIGHT NOW OR I WILL DIRECT MY COLD LASER HATESTARE THROUGH YOUR BULGE FROM BEHIND MY GOOFY ASS GOGGLY GIRL GLASSES FOR LAME SHITTY SISSIES.</text:p>
      <text:p text:style-name="P1">OKAY I'M PARAPHRASING HERE.</text:p>
      <text:p text:style-name="P1">SO I GIVE HER THE PASSWORD AND SHE'S LIKE WRONG!!! I HAVEN'T GIVEN YOU THAT PASSWORD YET, OR YOU ALREADY GAVE ME THAT PASSWORD, OR IT'S "TOO EARLY" FOR IT OR WHATEVER. FIND THE RIGHT FUTURE ME TO GIVE THE PASSWORD TO.</text:p>
      <text:p text:style-name="P1">SO I'M LIKE FUCK, I RESPECTFULLY SUBMIT THIS IS NEW LEVELS OF STUPIDITY AND POINTLESSNESS THAT ONLY RETARDS WOULD ENJOY WHILE EARNESTLY INVESTIGATING THEIR OWN GENITALS, BUT THAT'S JUST MY OPINION.</text:p>
      <text:p text:style-name="P1">AND THEN WE SPEND WAY MORE TIME ARGUING ABOUT PASSWORD SHIT THAN ANYTHING CONSTRUCTIVE.</text:p>
      <text:p text:style-name="P1">WHAT?? WHERE ARE YOU GETTING THAT</text:p>
      <text:p text:style-name="P1">OK, YES, I'LL SAY SHE'S A LOT MORE DECENT THAN I GAVE HER CREDIT FOR ORIGINALLY</text:p>
      <text:p text:style-name="P1">AND SOMEWHERE IN THIS MESS I GUESS A COHERENT PLAN IS STARTING TO EMERGE? I STILL CAN'T DETERMINE EXACTLY WHAT IT IS BECAUSE SHE'S ALWAYS SO VAGUE, BUT WHATEVER.</text:p>
      <text:p text:style-name="P2"><text:span text:style-name="T1">AT LEAST SHE ACTUALLY SEEMS TO CARE ABOUT HELPING US WITH OUR PROBLEM TOO, WHICH IS MORE THAN I THOUGHT A HUMAN WOULD DO, AND </text:span><text:span text:style-name="T2">WAY</text:span><text:span text:style-name="T1"> MORE THAN I CAN SAY FOR A LOT OF THE LOUSY SELF ABSORBED FUCKS AROUND HERE.</text:span></text:p>
      <text:p text:style-name="P1">I DON'T KNOW, PROBABLY?</text:p>
      <text:p text:style-name="P1">MAN, WHY DOES EVERYONE THINK WE HAD A THING???</text:p>
      <text:p text:style-name="P1">THE THINK WHICH MAY OR MAY NOT HAVE EXISTED NOTWITHSTANDING, WHAT <text:soft-page-break/>RIGHT WOULD SHE HAVE TO BE UPSET ABOUT ME TALKING WITH JADE.</text:p>
      <text:p text:style-name="P1">OH LIKE SHE'S NOT DOING THE SAME THING TO ME BY TALKING TO THAT POMPOUS TOOL WHO'S IDIOTICALLY INSECURE ABOUT THE COLOR OF HIS EYES.</text:p>
      <text:p text:style-name="P1">WHILE HYPOCRITICALLY TYPING WITH HIS CANDY RED TEXT TO DRIVE THE GIRLS WILD, WHAT A FUCKING SHOWOFF.</text:p>
      <text:p text:style-name="P1">YOU JUST KNOW SHE'S DOING IT TO ANNOY ME, SHE WAS PROBABLY EVEN PUTTING ON A LITTLE SHOW FOR ME CRYING OVER HIS CORPSE, LIKE SHE REALLY GIVES A SHIT.</text:p>
      <text:p text:style-name="P1">YEAH SURE. I DUNNO</text:p>
      <text:p text:style-name="P1">I GUESS YOU'RE RIGHT.</text:p>
      <text:p text:style-name="P1">WOW I WAS BEING PRETTY DUMB JUST NOW. WHAT A FUCKING IDIOT.</text:p>
      <text:p text:style-name="P1">PAST ME IS ALWAYS SO TERRIBLE, EVEN WHEN I LITERALLY JUST FINISHED BEING HIM.</text:p>
      <text:p text:style-name="P1">UH</text:p>
      <text:p text:style-name="P1">OK YOU'RE GOING WAY TOO FAR WITH THE MULTICULTURAL SHIT, YOU NEED TO TAKE IT DOWN A PEG.</text:p>
      <text:p text:style-name="P1">_</text:p>
      <text:p text:style-name="P1">SC7; FP3 - HEY.</text:p>
      <text:p text:style-name="P1">DON'T GIVE A FUCK.</text:p>
      <text:p text:style-name="P1">HAVE ANY OF YOU SEEN GAMZEE?</text:p>
      <text:p text:style-name="P1">IT'S NOT LIKE HIM TO STRAY FAR FROM THE HORN PILE.</text:p>
      <text:p text:style-name="P1">I'M GETTING KIND OF WORRIED.</text:p>
      <text:p text:style-name="P1">AUGH.</text:p>
      <text:p text:style-name="P1">JUST, WHERE IS HE?</text:p>
      <text:p text:style-name="P1">I WOULD, BUT</text:p>
      <text:p text:style-name="P1">I CAN'T. GOT TO STAY PUT, KEEP THE TEAM TOGETHER.</text:p>
      <text:p text:style-name="P1">I DON'T WANT YOU FUCKERS STRAYING OFF EITHER, YOU UNDERSTAND?</text:p>
      <text:p text:style-name="P1">JUST STAY IN THE PILE AND KEEP MAKING EVERYONE UNCOMFORTABLE WITH YOUR SAPPY BULLSHIT, THAT'S AN ORDER.</text:p>
      <text:p text:style-name="P1"><text:soft-page-break/>WHY DO YOU KEEP INSISTING ON IGNORING THE SIMPLE NO SLEEPING RULE, I MADE IT PERFECTLY...</text:p>
      <text:p text:style-name="P1">YOU KNOW WHAT, FINE. JUST TAKE YOUR NAP, AS LONG AS YOU JUST STAY PUT.</text:p>
      <text:p text:style-name="P1">_</text:p>
      <text:p text:style-name="P1">EA3 - MAN, WHERE HAVE YOU BEEN? YOU AREN'T HELPING, WANDERING OFF LIKE...</text:p>
      <text:p text:style-name="P1">HOLY SHIT, IS THAT YOUR NEW MAGIC WAND?</text:p>
      <text:p text:style-name="P1">RIGHT, IT'S POWERED BY SCIENCE, I FORGOT.</text:p>
      <text:p text:style-name="P1">OR HOPE, WHATEVER THE FUCK THAT MEANS.</text:p>
      <text:p text:style-name="P1">OK FINE, SHUT UP, I APOLOGIZE. I KNOW IT'S TOUGH BEING YOU.</text:p>
      <text:p text:style-name="P1">OK, BUT TO BE FAIR, I'M PRETTY SURE SHE'S STILL OBSESSED WITH ME.</text:p>
      <text:p text:style-name="P1">IT'S A VERY UNFORTUNATE, VERY RED AND VERY UNREQUITED SITUATION I'VE BEEN TRYING TO TIPTOE AROUND FOR A LONG TIME, OK?</text:p>
      <text:p text:style-name="P1">HER DISINTEREST IN YOUR ADVANCE WASN'T A REFLECTION ON YOU AT ALL.</text:p>
      <text:p text:style-name="P1">COME ON, WE TALKED ABOUT THIS.</text:p>
      <text:p text:style-name="P1">ANYWAY I DON'T KNOW HOW YOU WERE EXPECTING TO MAKE ANY SORT OF TRACTION IF YOU SEE HER AS THE KITTYCAT SHIPPER GIRL, SHE'S A PERSON WITH FEELINGS YOU RAVING DOUCHE.</text:p>
      <text:p text:style-name="P1">YEAH WE TALKED ABOUT THAT TOO.</text:p>
      <text:p text:style-name="P1">I REALLY DON'T THINK YOU WERE SUPPOSED TO BE KILLING THEM DUDE.</text:p>
      <text:p text:style-name="P1">I KEPT SAYING, I THINK THEY'RE LIKE GAME CONSTRUCTS OR SOMETHING. THERE TO SERVE SOME OTHER GAME PURPOSE, NOT FOR YOU TO HUNT DOWN.</text:p>
      <text:p text:style-name="P1">THEY DIDN'T EVEN GIVE YOU ANY GRIST, YOU IDIOT. THAT WAS YOUR FIRST CLUE.</text:p>
      <text:p text:style-name="P1">THEY WERE TOO SCARED SHITLESS TO SET FOOT ON YOUR PLANET FOR MORE THAN A SECOND!</text:p>
      <text:p text:style-name="P1">BETWEEN A TRIGGERHAPPY PRINCE WITH A GOD WEAPON BLASTING ANYTHING THAT TWITCHED AND A MILLION CRAZED ANGELS HE DELIBERATELY ENRAGED, IT WASN'T WHAT I'D CALL AN IDEAL SOCIAL HUB.</text:p>
      <text:p text:style-name="P1">IF YOU WERE LONELY WHY DIDN'T YOU VENTURE OUT MORE OFTEN?</text:p>
      <text:p text:style-name="P1"><text:soft-page-break/>OH MY FUCKING GOD WHY DON'T YOU LISTEN</text:p>
      <text:p text:style-name="P1">LEAVING YOUR PLANET TO GO DUEL WITH SOLLUX ISN'T BEING SOCIABLE YOU THICK FUCK.</text:p>
      <text:p text:style-name="P1">AND YOU KNOW WHAT, YOU DESERVED GETTING YOUR ASS HANDED TO YOU, BECAUSE I WARNED YOU AND YOU DIDN'T LISTEN.</text:p>
      <text:p text:style-name="P1">ARGH, LOOK</text:p>
      <text:p text:style-name="P1">JUST STAY HERE FOR A WHILE, OK? NO MORE BROODING IN THE LAB, AND ABSOLUTELY NO FUCKING DUELING. STAY OUT OF TROUB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82" meta:word-count="1104" meta:character-count="5903"/>
    <meta:generator>OpenOffice/4.1.2$Win32 OpenOffice.org_project/412m3$Build-9782</meta:generator>
  </office:meta>
</office:document-meta>
</file>